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quot" svg:font-family="quo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language="es" fo:country="ES"/>
    </style:style>
    <style:style style:name="P3" style:family="paragraph" style:parent-style-name="Standard" style:list-style-name="L1">
      <style:text-properties style:font-name="Trebuchet MS"/>
    </style:style>
    <style:style style:name="P4" style:family="paragraph" style:parent-style-name="Standard">
      <style:paragraph-properties fo:margin-top="0cm" fo:margin-bottom="0cm"/>
      <style:text-properties style:font-name="Trebuchet MS"/>
    </style:style>
    <style:style style:name="P5" style:family="paragraph" style:parent-style-name="Standard">
      <style:paragraph-properties fo:margin-top="0cm" fo:margin-bottom="0cm" fo:text-align="end" style:justify-single-word="false"/>
      <style:text-properties style:font-name="Trebuchet MS"/>
    </style:style>
    <style:style style:name="P6" style:family="paragraph" style:parent-style-name="Standard" style:master-page-name="Standard">
      <style:paragraph-properties style:page-number="auto"/>
      <style:text-properties style:font-name="Trebuchet MS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/>
    </style:style>
    <style:style style:name="T3" style:family="text">
      <style:text-properties fo:text-transform="uppercase" fo:language="es" fo:country="ES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fo:font-variant="normal" fo:text-transform="none" fo:color="#666666" style:text-line-through-style="none" fo:font-size="10pt" fo:letter-spacing="normal" fo:font-style="normal" style:text-underline-style="none" fo:font-weight="normal" style:font-size-asian="10pt" style:font-style-asian="normal" style:font-weight-asian="normal"/>
    </style:style>
    <style:style style:name="T6" style:family="text">
      <style:text-properties fo:font-variant="normal" fo:text-transform="none" fo:color="#666666" style:text-line-through-style="none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T7" style:family="text">
      <style:text-properties fo:font-variant="normal" fo:text-transform="none" fo:color="#666666" style:text-line-through-style="none" fo:font-size="10pt" fo:letter-spacing="normal" fo:language="es" fo:country="ES" fo:font-style="normal" style:text-underline-style="none" fo:font-weight="normal" style:font-size-asian="10pt" style:font-style-asian="normal" style:font-weight-asian="normal"/>
    </style:style>
    <style:style style:name="T8" style:family="text">
      <style:text-properties fo:font-variant="normal" fo:text-transform="none" fo:color="#666666" style:text-line-through-style="none" fo:font-size="10pt" fo:letter-spacing="normal" fo:language="es" fo:country="ES" fo:font-style="normal" style:text-underline-style="none" fo:font-weight="normal" style:font-size-asian="10pt" style:font-style-asian="normal" style:font-weight-asian="normal" style:font-size-complex="10pt"/>
    </style:style>
    <style:style style:name="T9" style:family="text">
      <style:text-properties fo:font-variant="normal" fo:text-transform="none" fo:color="#666666" style:text-line-through-style="none" fo:font-size="9pt" fo:letter-spacing="normal" fo:font-style="normal" style:text-underline-style="none" fo:font-weight="normal" style:font-size-asian="9pt" style:font-style-asian="normal" style:font-weight-asian="normal" style:font-size-complex="9pt"/>
    </style:style>
    <style:style style:name="T10" style:family="text">
      <style:text-properties fo:font-variant="normal" fo:text-transform="none" fo:color="#666666" style:text-line-through-style="none" fo:font-size="9pt" fo:letter-spacing="normal" fo:language="es" fo:country="ES" fo:font-style="normal" style:text-underline-style="none" fo:font-weight="normal" style:font-size-asian="9pt" style:font-style-asian="normal" style:font-weight-asian="normal" style:font-size-complex="9pt"/>
    </style:style>
    <style:style style:name="T11" style:family="text">
      <style:text-properties fo:font-variant="normal" fo:text-transform="none" fo:color="#666666" style:text-line-through-style="none" fo:letter-spacing="normal" fo:language="es" fo:country="ES" fo:font-style="normal" style:text-underline-style="none" fo:font-weight="normal" style:font-style-asian="normal" style:font-weight-asian="normal"/>
    </style:style>
    <style:style style:name="T12" style:family="text">
      <style:text-properties fo:font-variant="normal" fo:text-transform="none" fo:color="#02aeef" style:text-line-through-style="none" fo:font-size="10pt" fo:letter-spacing="normal" fo:language="es" fo:country="ES" fo:font-style="normal" style:text-underline-style="none" fo:font-weight="normal" style:font-size-asian="10pt" style:font-style-asian="normal" style:font-weight-asian="normal"/>
    </style:style>
    <style:style style:name="T13" style:family="text">
      <style:text-properties fo:font-variant="normal" fo:text-transform="none" fo:color="#02aeef" style:text-line-through-style="none" fo:font-size="10pt" fo:letter-spacing="normal" fo:language="es" fo:country="ES" fo:font-style="normal" style:text-underline-style="none" fo:font-weight="normal" style:font-size-asian="10pt" style:font-style-asian="normal" style:font-weight-asian="normal" style:font-size-complex="10pt"/>
    </style:style>
    <style:style style:name="T14" style:family="text">
      <style:text-properties fo:font-variant="normal" fo:text-transform="none" fo:color="#02aeef" style:text-line-through-style="none" fo:font-size="9pt" fo:letter-spacing="normal" fo:language="es" fo:country="ES" fo:font-style="normal" style:text-underline-style="none" fo:font-weight="normal" style:font-size-asian="9pt" style:font-style-asian="normal" style:font-weight-asian="normal" style:font-size-complex="9pt"/>
    </style:style>
    <style:style style:name="T15" style:family="text">
      <style:text-properties fo:font-variant="normal" fo:text-transform="none" fo:color="#02aeef" style:text-line-through-style="none" fo:letter-spacing="normal" fo:language="es" fo:country="ES" fo:font-style="normal" style:text-underline-style="none" fo:font-weight="normal" style:font-style-asian="normal" style:font-weight-asian="normal"/>
    </style:style>
    <style:style style:name="T16" style:family="text">
      <style:text-properties style:font-name="Calibri" fo:font-size="9pt" style:font-size-asian="9pt" style:font-name-complex="Calibri" style:font-size-complex="9pt"/>
    </style:style>
    <style:style style:name="T17" style:family="text">
      <style:text-properties style:font-name="Calibri" fo:font-size="10pt" style:font-size-asian="10pt" style:font-name-complex="Calibri" style:font-size-complex="10pt"/>
    </style:style>
    <style:style style:name="T18" style:family="text">
      <style:text-properties fo:color="#747474" style:font-name="quot" fo:font-size="10pt" style:font-size-asian="10pt" style:font-name-complex="quot" style:font-size-complex="10pt"/>
    </style:style>
    <style:style style:name="T19" style:family="text">
      <style:text-properties fo:color="#747474" style:font-name="quot" fo:font-size="9pt" style:font-size-asian="9pt" style:font-name-complex="quot" style:font-size-complex="9pt"/>
    </style:style>
    <style:style style:name="T20" style:family="text">
      <style:text-properties style:font-name="Trebuchet MS" fo:language="es" fo:country="ES"/>
    </style:style>
    <style:style style:name="T21" style:family="text">
      <style:text-properties style:font-name="Trebuchet MS" fo:font-size="9pt" style:font-size-asian="9pt" style:font-name-complex="Calibri" style:font-size-complex="9pt"/>
    </style:style>
    <style:style style:name="T22" style:family="text">
      <style:text-properties style:font-name="Trebuchet MS" fo:font-size="9pt" fo:language="es" fo:country="ES" style:font-size-asian="9pt" style:font-size-complex="9pt"/>
    </style:style>
    <style:style style:name="T23" style:family="text">
      <style:text-properties style:font-name="Trebuchet MS" fo:font-size="9pt" fo:language="es" fo:country="ES" style:font-size-asian="9pt" style:font-name-complex="Calibri" style:font-size-complex="9pt"/>
    </style:style>
    <style:style style:name="T24" style:family="text">
      <style:text-properties style:font-name="Trebuchet MS" fo:font-size="10pt" fo:language="es" fo:country="ES" style:font-size-asian="10pt" style:font-name-complex="Calibri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 text:c="120"/><text:tab/><text:tab/><text:tab/><text:tab/>En <text:tab/><text:tab/><text:tab/>de setiembre del 2018</text:span></text:p>
      <text:p text:style-name="P4"><text:span text:style-name="T2"/></text:p>
      <text:p text:style-name="P5"><text:span text:style-name="T2">Sr. Daniel Ortega,</text:span></text:p>
      <text:p text:style-name="P5"><text:span text:style-name="T2"><text:s text:c="2"/>Presidente de Nicaragua</text:span></text:p>
      <text:p text:style-name="P5"><text:span text:style-name="T1">Secretaria General del FSLN <text:s text:c="4"/></text:span></text:p>
      <text:p text:style-name="P5"><text:span text:style-name="T1">Costado Oeste, Parque el Carmen</text:span></text:p>
      <text:p text:style-name="P5"><text:span text:style-name="T1">Managua <text:s text:c="2"/></text:span><text:span text:style-name="T3">Nicaragua</text:span></text:p>
      <text:p text:style-name="P2"/>
      <text:p text:style-name="P1"><text:span text:style-name="T1">Señor Presidente,</text:span></text:p>
      <text:p text:style-name="P1"><text:span text:style-name="T1"/></text:p>
      <text:p text:style-name="P1"><text:span text:style-name="T1">Según noticias que nos llegan ( las que aparecen en TV y prensa internacional, la vida en su país se ha convertido en un infierno que ha superado ya de mucho la cifra de 273 muertos relativa a 12 de julio (fuente CIDH). Cada día, lamentablemente, continúan muriendo ciudadanos en su país.</text:span></text:p>
      <text:p text:style-name="P1"><text:span text:style-name="T1">¿ Porqué no dio Usted la orden de parar la represión del 19 de abril a sus fuerzas policiales y paramilitares? <text:s/>En vez de esto, Usted, aquel día nefasto, ordenó de tirar a matar a ciudadanos que solo se manifestaban pacíficamente en un acto normal de protesta. Aquí empezó todo.</text:span></text:p>
      <text:p text:style-name="P1"><text:span text:style-name="T1">¿Porqué Usted, Sr. Presidente, el 17 y 18 de mayo, en la reunión de Diálogo Nacional que tuvo lugar en el Seminario Nacional, frente a las fundadas críticas de estudiantes, campesinos y obispos, no pidió perdón por todos los muertos ya existentes y no aludió a las responsabilidades suyas en el conflicto actual nicaragüense?</text:span></text:p>
      <text:p text:style-name="P1"><text:span text:style-name="T1">La solución del problema no está en nuevas leyes <text:s/>“antiterroristas” para castigar a los que deterioran el mobiliario público.Hemos leído con detenimiento los informes elaborados por Amnistía Internacional (AI), por la CIDH, por las Naciones Unidas y escuchado las últimas declaraciones de Antonio Guterres, secretario general de la ONU y ellos posicionan muy bien los pasos que hay que dar ahora.</text:span></text:p>
      <text:p text:style-name="P1"><text:span text:style-name="T1">Como hermananos de la ACAT ESPAÑA, nos añadimos a estas organizaciones mundiales de prestigio y le solicitamos que como Jefe del Estado y de la Policía, ordene el cese inmediato de toda represión, de toda detención ilegal, de toda tortura a toda persona. <text:s text:c="2"/></text:span></text:p>
      <text:p text:style-name="P1"><text:span text:style-name="T1">En favor de su país, le sugerimos que:</text:span></text:p>
      <text:list xml:id="list5265077301228530614" text:style-name="L1">
        <text:list-item>
          <text:p text:style-name="P3"><text:span text:style-name="T1">-ordene el desarme y desarticulación inmediatas de las fuerzas paramilitares irregulares.</text:span></text:p>
        </text:list-item>
        <text:list-item>
          <text:p text:style-name="P3"><text:span text:style-name="T1">-usted comparezca públicamente ante su nación y ante el concierto internacional pidiendo perdón, en la responsabilidad que a usted le concierne, por la violencia ejercida y las muertes provocadas, comprometiéndose a una justicia sin impunidad después de una investigación independiente y exhaustiva.</text:span></text:p>
        </text:list-item>
        <text:list-item>
          <text:p text:style-name="P3"><text:span text:style-name="T1">-retome con auténtica voluntad un diálogo nacional para que la profunda crisis se solucione sin más derramamiento de sangre y respetando los derechos humanos de todas las personas.</text:span></text:p>
        </text:list-item>
      </text:list>
      <text:p text:style-name="P1"><text:span text:style-name="T1">No se puede olvidar que la paz solo puede llegar a través de la adhesión de los ciudadanos a su policía y a su ejército. Si las fuerzas armadas tienen actuaciones inhumanas, solo hacen que generar odio, no tendrán nunca la adhesión del pueblo y nunca llevarán la paz.</text:span></text:p>
      <text:p text:style-name="P1"><text:span text:style-name="T1">Esperando, Sr Presidente, que su gobierno se pondrá inmediatamente a trabajar con las directrices expuestas, le saludo atentamente.</text:span></text:p>
      <text:p text:style-name="P2"/>
      <text:p text:style-name="P1"><text:span text:style-name="T1">Nombre ………………………………….Firma………………………………..</text:span></text:p>
      <text:p text:style-name="P1"><text:span text:style-name="T1">Dirección…………………………………………………………………</text:span></text:p>
      <text:p text:style-name="Standard"><text:span text:style-name="T22">Copia:</text:span><text:span text:style-name="T24"> </text:span><text:span text:style-name="T17">Embajada de</text:span><text:span text:style-name="T18"> NICARAGUA </text:span><text:span text:style-name="T6">Avenue de Wolvendael 55 1180 UCCLE FAX : +32 2 375 64 34</text:span></text:p>
      <text:p text:style-name="Standard"><text:span text:style-name="T8">+32 2 375 71 88 Mail : </text:span><text:a xlink:type="simple" xlink:href="mailto:sky77706@skynet.be" text:style-name="Internet_20_link" text:visited-style-name="Visited_20_Internet_20_Link"><text:span text:style-name="Internet_20_link"><text:span text:style-name="T13">sky77706@skynet.be 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quot" svg:font-family="quo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cile AURIOL</meta:initial-creator>
    <meta:creation-date>2018-09-03T17:09:20.54</meta:creation-date>
    <meta:document-statistic meta:table-count="0" meta:image-count="0" meta:object-count="0" meta:page-count="1" meta:paragraph-count="22" meta:word-count="468" meta:character-count="3042"/>
    <dc:date>2018-09-03T17:23:17.23</dc:date>
    <dc:creator>Cécile AURIOL</dc:creator>
    <meta:editing-duration>PT13M58S</meta:editing-duration>
    <meta:editing-cycles>1</meta:editing-cycles>
    <meta:generator>OpenOffice/4.1.5$Win32 OpenOffice.org_project/415m1$Build-9789</meta:generator>
  </office:meta>
</office:document-meta>
</file>